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27e15" officeooo:paragraph-rsid="00127e15"/>
    </style:style>
    <style:style style:name="P2" style:family="paragraph" style:parent-style-name="Text_20_body">
      <style:text-properties officeooo:rsid="00127e15" officeooo:paragraph-rsid="00127e15"/>
    </style:style>
    <style:style style:name="P3" style:family="paragraph" style:parent-style-name="Text_20_body">
      <style:text-properties fo:font-weight="bold" officeooo:rsid="00127e15" officeooo:paragraph-rsid="00127e15" style:font-weight-asian="bold" style:font-weight-complex="bold"/>
    </style:style>
    <style:style style:name="P4" style:family="paragraph" style:parent-style-name="Title">
      <style:text-properties officeooo:rsid="00127e15" officeooo:paragraph-rsid="00127e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/>
      <text:p text:style-name="P4"/>
      <text:p text:style-name="P4"/>
      <text:p text:style-name="P4">Título del Trabajo</text:p>
      <text:p text:style-name="P1">2º Desarrollo de aplicaciones multiplataform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Rubén Agra Casal</text:p>
      <text:p text:style-name="P3">Fecha: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5T19:55:50.376000000</meta:creation-date>
    <dc:date>2025-01-15T19:59:01.186000000</dc:date>
    <meta:editing-duration>PT3M11S</meta:editing-duration>
    <meta:editing-cycles>1</meta:editing-cycles>
    <meta:document-statistic meta:table-count="0" meta:image-count="0" meta:object-count="0" meta:page-count="3" meta:paragraph-count="4" meta:word-count="12" meta:character-count="85" meta:non-whitespace-character-count="77"/>
    <meta:generator>LibreOffice/24.2.3.2$Windows_X86_64 LibreOffice_project/433d9c2ded56988e8a90e6b2e771ee4e6a5ab2ba</meta:generator>
  </office:meta>
</office:document-meta>
</file>